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width="0.5cm" svg:stroke-color="#168253" draw:marker-start-width="0.95cm" draw:marker-end-width="0.95cm" draw:stroke-linejoin="round" svg:stroke-linecap="round" draw:fill="solid" draw:fill-color="#dee6ef" loext:fill-use-slide-background="false" draw:textarea-horizontal-align="justify" draw:textarea-vertical-align="middle" draw:auto-grow-height="false" fo:min-height="23.75cm" fo:min-width="14.5cm" fo:padding-top="0.375cm" fo:padding-bottom="0.375cm" fo:padding-left="0.5cm" fo:padding-right="0.5cm" loext:decorative="false"/>
    </style:style>
    <style:style style:name="gr3" style:family="graphic" style:parent-style-name="objectwithoutfill">
      <style:graphic-properties svg:stroke-color="#168253" draw:fill="none" draw:textarea-vertical-align="middle" loext:decorative="false"/>
    </style:style>
    <style:style style:name="gr4" style:family="graphic" style:parent-style-name="objectwithoutfill">
      <style:graphic-properties svg:stroke-width="0.5cm" svg:stroke-color="#168253" draw:marker-start-width="0.95cm" draw:marker-end-width="0.95cm" draw:stroke-linejoin="bevel" svg:stroke-linecap="round" draw:fill="none" draw:textarea-vertical-align="middle" fo:padding-top="0.375cm" fo:padding-bottom="0.375cm" fo:padding-left="0.5cm" fo:padding-right="0.5cm" loext:decorative="false"/>
    </style:style>
    <style:style style:name="gr5" style:family="graphic" style:parent-style-name="standard">
      <style:graphic-properties draw:stroke="solid" svg:stroke-width="0.15cm" svg:stroke-color="#168253" draw:marker-start-width="1.18cm" draw:marker-end-width="1.18cm" svg:stroke-linecap="round" draw:fill="solid" draw:fill-color="#168253" loext:fill-use-slide-background="false" draw:opacity="100%" draw:textarea-horizontal-align="justify" draw:textarea-vertical-align="middle" draw:auto-grow-height="false" fo:min-height="1.372cm" fo:min-width="1.122cm" fo:padding-top="0.45cm" fo:padding-bottom="0.45cm" fo:padding-left="0.575cm" fo:padding-right="0.575cm" draw:shadow="hidden" loext:decorative="false"/>
    </style:style>
    <style:style style:name="gr6" style:family="graphic" style:parent-style-name="objectwithoutfill">
      <style:graphic-properties svg:stroke-width="0.3cm" svg:stroke-color="#168253" draw:marker-start-width="0.66cm" draw:marker-end-width="0.66cm" svg:stroke-linecap="round" draw:fill="none" draw:textarea-vertical-align="middle" fo:padding-top="0.275cm" fo:padding-bottom="0.275cm" fo:padding-left="0.4cm" fo:padding-right="0.4cm" loext:decorative="false"/>
    </style:style>
    <style:style style:name="gr7" style:family="graphic" style:parent-style-name="standard">
      <style:graphic-properties svg:stroke-color="#168253" draw:fill-color="#168253" draw:textarea-horizontal-align="justify" draw:textarea-vertical-align="middle" draw:auto-grow-height="false" fo:min-height="0cm" fo:min-width="0cm" loext:decorative="false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168253" draw:opacity="100%"/>
      <style:paragraph-properties fo:text-align="center"/>
    </style:style>
    <style:style style:name="P4" style:family="paragraph">
      <loext:graphic-properties draw:fill-color="#168253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 draw:style-name="gr1">
          <draw:polygon draw:style-name="gr2" draw:text-style-name="P1" draw:layer="layout" svg:width="4.129cm" svg:height="5.999cm" svg:x="3.75cm" svg:y="7.5cm" svg:viewBox="0 0 4130 6000" draw:points="0,6000 0,0 4130,0 4130,6000">
            <text:p/>
          </draw:polygon>
          <draw:line draw:style-name="gr3" draw:text-style-name="P2" draw:layer="layout" svg:x1="4.501cm" svg:y1="8.625cm" svg:x2="7.129cm" svg:y2="8.625cm">
            <text:p/>
          </draw:line>
          <draw:line draw:style-name="gr4" draw:text-style-name="P2" draw:layer="layout" svg:x1="4.501cm" svg:y1="8.625cm" svg:x2="7.129cm" svg:y2="8.625cm">
            <text:p/>
          </draw:line>
          <draw:line draw:style-name="gr4" draw:text-style-name="P2" draw:layer="layout" svg:x1="4.501cm" svg:y1="9.375cm" svg:x2="7.129cm" svg:y2="9.375cm">
            <text:p/>
          </draw:line>
          <draw:line draw:style-name="gr4" draw:text-style-name="P2" draw:layer="layout" svg:x1="4.501cm" svg:y1="10.125cm" svg:x2="7.129cm" svg:y2="10.125cm">
            <text:p/>
          </draw:line>
          <draw:line draw:style-name="gr4" draw:text-style-name="P2" draw:layer="layout" svg:x1="4.501cm" svg:y1="10.875cm" svg:x2="7.129cm" svg:y2="10.875cm">
            <text:p/>
          </draw:line>
          <draw:line draw:style-name="gr4" draw:text-style-name="P2" draw:layer="layout" svg:x1="4.501cm" svg:y1="11.625cm" svg:x2="7.129cm" svg:y2="11.625cm">
            <text:p/>
          </draw:line>
          <draw:line draw:style-name="gr4" draw:text-style-name="P2" draw:layer="layout" svg:x1="4.501cm" svg:y1="12.375cm" svg:x2="7.129cm" svg:y2="12.375cm">
            <text:p/>
          </draw:line>
          <draw:line draw:style-name="gr4" draw:text-style-name="P2" draw:layer="layout" svg:x1="4.501cm" svg:y1="10.125cm" svg:x2="7.129cm" svg:y2="10.125cm">
            <text:p/>
          </draw:line>
          <draw:polygon draw:style-name="gr2" draw:text-style-name="P1" draw:layer="layout" svg:width="4.129cm" svg:height="5.999cm" svg:x="3.75cm" svg:y="7.5cm" svg:viewBox="0 0 4130 6000" draw:points="0,6000 0,0 4130,0 4130,6000">
            <text:p/>
          </draw:polygon>
          <draw:line draw:style-name="gr4" draw:text-style-name="P2" draw:layer="layout" svg:x1="4.501cm" svg:y1="9.375cm" svg:x2="5.627cm" svg:y2="9.375cm">
            <text:p/>
          </draw:line>
          <draw:line draw:style-name="gr4" draw:text-style-name="P2" draw:layer="layout" svg:x1="4.501cm" svg:y1="10.125cm" svg:x2="7.129cm" svg:y2="10.125cm">
            <text:p/>
          </draw:line>
          <draw:line draw:style-name="gr4" draw:text-style-name="P2" draw:layer="layout" svg:x1="4.501cm" svg:y1="10.875cm" svg:x2="7.129cm" svg:y2="10.875cm">
            <text:p/>
          </draw:line>
          <draw:line draw:style-name="gr4" draw:text-style-name="P2" draw:layer="layout" svg:x1="4.501cm" svg:y1="11.625cm" svg:x2="7.129cm" svg:y2="11.625cm">
            <text:p/>
          </draw:line>
          <draw:line draw:style-name="gr4" draw:text-style-name="P2" draw:layer="layout" svg:x1="4.501cm" svg:y1="10.125cm" svg:x2="7.129cm" svg:y2="10.125cm">
            <text:p/>
          </draw:line>
          <draw:path draw:style-name="gr5" draw:text-style-name="P3" draw:layer="layout" svg:width="1.032cm" svg:height="0.953cm" svg:x="6.19cm" svg:y="7.969cm" svg:viewBox="0 0 1033 954" svg:d="M516 818c33 0 65-4 96-11 31-8 60-19 89-34 28-15 53-33 76-54s43-45 59-71 28-54 37-82c8-29 12-59 12-89s-4-59-12-88c-9-29-21-56-37-82s-36-50-59-71-48-39-76-54c-29-15-58-26-89-34s-63-11-96-11c-32 0-64 3-95 11s-61 19-89 34-54 33-77 54c-22 21-42 45-58 71s-29 53-37 82-12 58-12 88c0 23 2 46 7 68h-150c-3-22-5-45-5-68 0-42 6-83 18-123 11-40 29-79 51-115 23-36 50-70 82-99 32-30 68-55 107-76s81-37 125-48c43-10 88-16 133-16 46 0 90 6 134 16l-19 66 19-66c43 11 85 27 125 48 39 21 75 46 106 76 32 29 60 63 82 99 23 36 40 75 52 115 11 40 18 81 18 123s-7 84-18 124c-12 40-29 79-52 115-22 36-50 69-82 99-31 29-67 55-106 76-40 21-82 36-125 47-44 11-88 16-134 16z">
            <text:p/>
          </draw:path>
          <draw:line draw:style-name="gr6" draw:text-style-name="P2" draw:layer="layout" svg:x1="6.707cm" svg:y1="8.855cm" svg:x2="6.707cm" svg:y2="9.155cm">
            <text:p/>
          </draw:line>
          <draw:custom-shape draw:style-name="gr7" draw:text-style-name="P4" draw:layer="layout" svg:width="0.3cm" svg:height="0.3cm" svg:x="6.503cm" svg:y="9.413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">
          <draw:polygon draw:style-name="gr2" draw:text-style-name="P1" draw:layer="layout" svg:width="4.129cm" svg:height="5.999cm" svg:x="4.35cm" svg:y="8.1cm" svg:viewBox="0 0 4130 6000" draw:points="0,6000 0,0 4130,0 4130,6000">
            <text:p/>
          </draw:polygon>
          <draw:line draw:style-name="gr3" draw:text-style-name="P2" draw:layer="layout" svg:x1="5.101cm" svg:y1="9.225cm" svg:x2="7.729cm" svg:y2="9.225cm">
            <text:p/>
          </draw:line>
          <draw:line draw:style-name="gr4" draw:text-style-name="P2" draw:layer="layout" svg:x1="5.101cm" svg:y1="9.225cm" svg:x2="7.729cm" svg:y2="9.225cm">
            <text:p/>
          </draw:line>
          <draw:line draw:style-name="gr4" draw:text-style-name="P2" draw:layer="layout" svg:x1="5.101cm" svg:y1="9.975cm" svg:x2="7.729cm" svg:y2="9.975cm">
            <text:p/>
          </draw:line>
          <draw:line draw:style-name="gr4" draw:text-style-name="P2" draw:layer="layout" svg:x1="5.101cm" svg:y1="10.725cm" svg:x2="7.729cm" svg:y2="10.725cm">
            <text:p/>
          </draw:line>
          <draw:line draw:style-name="gr4" draw:text-style-name="P2" draw:layer="layout" svg:x1="5.101cm" svg:y1="11.475cm" svg:x2="7.729cm" svg:y2="11.475cm">
            <text:p/>
          </draw:line>
          <draw:line draw:style-name="gr4" draw:text-style-name="P2" draw:layer="layout" svg:x1="5.101cm" svg:y1="12.225cm" svg:x2="7.729cm" svg:y2="12.225cm">
            <text:p/>
          </draw:line>
          <draw:line draw:style-name="gr4" draw:text-style-name="P2" draw:layer="layout" svg:x1="5.101cm" svg:y1="12.975cm" svg:x2="7.729cm" svg:y2="12.975cm">
            <text:p/>
          </draw:line>
          <draw:line draw:style-name="gr4" draw:text-style-name="P2" draw:layer="layout" svg:x1="5.101cm" svg:y1="10.725cm" svg:x2="7.729cm" svg:y2="10.725cm">
            <text:p/>
          </draw:line>
          <draw:polygon draw:style-name="gr2" draw:text-style-name="P1" draw:layer="layout" svg:width="4.129cm" svg:height="5.999cm" svg:x="4.35cm" svg:y="8.1cm" svg:viewBox="0 0 4130 6000" draw:points="0,6000 0,0 4130,0 4130,6000">
            <text:p/>
          </draw:polygon>
          <draw:line draw:style-name="gr4" draw:text-style-name="P2" draw:layer="layout" svg:x1="5.101cm" svg:y1="9.975cm" svg:x2="6.227cm" svg:y2="9.975cm">
            <text:p/>
          </draw:line>
          <draw:line draw:style-name="gr4" draw:text-style-name="P2" draw:layer="layout" svg:x1="5.101cm" svg:y1="10.725cm" svg:x2="7.729cm" svg:y2="10.725cm">
            <text:p/>
          </draw:line>
          <draw:line draw:style-name="gr4" draw:text-style-name="P2" draw:layer="layout" svg:x1="5.101cm" svg:y1="11.475cm" svg:x2="7.729cm" svg:y2="11.475cm">
            <text:p/>
          </draw:line>
          <draw:line draw:style-name="gr4" draw:text-style-name="P2" draw:layer="layout" svg:x1="5.101cm" svg:y1="12.225cm" svg:x2="7.729cm" svg:y2="12.225cm">
            <text:p/>
          </draw:line>
          <draw:line draw:style-name="gr4" draw:text-style-name="P2" draw:layer="layout" svg:x1="5.101cm" svg:y1="10.725cm" svg:x2="7.729cm" svg:y2="10.725cm">
            <text:p/>
          </draw:line>
          <draw:path draw:style-name="gr5" draw:text-style-name="P3" draw:layer="layout" svg:width="1.032cm" svg:height="0.953cm" svg:x="6.79cm" svg:y="8.569cm" svg:viewBox="0 0 1033 954" svg:d="M516 818c33 0 65-4 96-11 31-8 60-19 89-34 28-15 53-33 76-54s43-45 59-71 28-54 37-82c8-29 12-59 12-89s-4-59-12-88c-9-29-21-56-37-82s-36-50-59-71-48-39-76-54c-29-15-58-26-89-34s-63-11-96-11c-32 0-64 3-95 11s-61 19-89 34-54 33-77 54c-22 21-42 45-58 71s-29 53-37 82-12 58-12 88c0 23 2 46 7 68h-150c-3-22-5-45-5-68 0-42 6-83 18-123 11-40 29-79 51-115 23-36 50-70 82-99 32-30 68-55 107-76s81-37 125-48c43-10 88-16 133-16 46 0 90 6 134 16l-19 66 19-66c43 11 85 27 125 48 39 21 75 46 106 76 32 29 60 63 82 99 23 36 40 75 52 115 11 40 18 81 18 123s-7 84-18 124c-12 40-29 79-52 115-22 36-50 69-82 99-31 29-67 55-106 76-40 21-82 36-125 47-44 11-88 16-134 16z">
            <text:p/>
          </draw:path>
          <draw:line draw:style-name="gr6" draw:text-style-name="P2" draw:layer="layout" svg:x1="7.307cm" svg:y1="9.455cm" svg:x2="7.307cm" svg:y2="9.755cm">
            <text:p/>
          </draw:line>
          <draw:custom-shape draw:style-name="gr7" draw:text-style-name="P4" draw:layer="layout" svg:width="0.3cm" svg:height="0.3cm" svg:x="7.103cm" svg:y="10.013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">
          <draw:polygon draw:style-name="gr2" draw:text-style-name="P1" draw:layer="layout" svg:width="4.129cm" svg:height="5.999cm" svg:x="4.95cm" svg:y="8.7cm" svg:viewBox="0 0 4130 6000" draw:points="0,6000 0,0 4130,0 4130,6000">
            <text:p/>
          </draw:polygon>
          <draw:line draw:style-name="gr3" draw:text-style-name="P2" draw:layer="layout" svg:x1="5.701cm" svg:y1="9.825cm" svg:x2="8.329cm" svg:y2="9.825cm">
            <text:p/>
          </draw:line>
          <draw:line draw:style-name="gr4" draw:text-style-name="P2" draw:layer="layout" svg:x1="5.701cm" svg:y1="9.825cm" svg:x2="8.329cm" svg:y2="9.825cm">
            <text:p/>
          </draw:line>
          <draw:line draw:style-name="gr4" draw:text-style-name="P2" draw:layer="layout" svg:x1="5.701cm" svg:y1="10.575cm" svg:x2="8.329cm" svg:y2="10.575cm">
            <text:p/>
          </draw:line>
          <draw:line draw:style-name="gr4" draw:text-style-name="P2" draw:layer="layout" svg:x1="5.701cm" svg:y1="11.325cm" svg:x2="8.329cm" svg:y2="11.325cm">
            <text:p/>
          </draw:line>
          <draw:line draw:style-name="gr4" draw:text-style-name="P2" draw:layer="layout" svg:x1="5.701cm" svg:y1="12.075cm" svg:x2="8.329cm" svg:y2="12.075cm">
            <text:p/>
          </draw:line>
          <draw:line draw:style-name="gr4" draw:text-style-name="P2" draw:layer="layout" svg:x1="5.701cm" svg:y1="12.825cm" svg:x2="8.329cm" svg:y2="12.825cm">
            <text:p/>
          </draw:line>
          <draw:line draw:style-name="gr4" draw:text-style-name="P2" draw:layer="layout" svg:x1="5.701cm" svg:y1="13.575cm" svg:x2="8.329cm" svg:y2="13.575cm">
            <text:p/>
          </draw:line>
          <draw:line draw:style-name="gr4" draw:text-style-name="P2" draw:layer="layout" svg:x1="5.701cm" svg:y1="11.325cm" svg:x2="8.329cm" svg:y2="11.325cm">
            <text:p/>
          </draw:line>
          <draw:polygon draw:style-name="gr2" draw:text-style-name="P1" draw:layer="layout" svg:width="4.129cm" svg:height="5.999cm" svg:x="4.95cm" svg:y="8.7cm" svg:viewBox="0 0 4130 6000" draw:points="0,6000 0,0 4130,0 4130,6000">
            <text:p/>
          </draw:polygon>
          <draw:line draw:style-name="gr4" draw:text-style-name="P2" draw:layer="layout" svg:x1="5.701cm" svg:y1="10.575cm" svg:x2="6.827cm" svg:y2="10.575cm">
            <text:p/>
          </draw:line>
          <draw:line draw:style-name="gr4" draw:text-style-name="P2" draw:layer="layout" svg:x1="5.701cm" svg:y1="11.325cm" svg:x2="8.329cm" svg:y2="11.325cm">
            <text:p/>
          </draw:line>
          <draw:line draw:style-name="gr4" draw:text-style-name="P2" draw:layer="layout" svg:x1="5.701cm" svg:y1="12.075cm" svg:x2="8.329cm" svg:y2="12.075cm">
            <text:p/>
          </draw:line>
          <draw:line draw:style-name="gr4" draw:text-style-name="P2" draw:layer="layout" svg:x1="5.701cm" svg:y1="12.825cm" svg:x2="8.329cm" svg:y2="12.825cm">
            <text:p/>
          </draw:line>
          <draw:line draw:style-name="gr4" draw:text-style-name="P2" draw:layer="layout" svg:x1="5.701cm" svg:y1="11.325cm" svg:x2="8.329cm" svg:y2="11.325cm">
            <text:p/>
          </draw:line>
          <draw:path draw:style-name="gr5" draw:text-style-name="P3" draw:layer="layout" svg:width="1.032cm" svg:height="0.953cm" svg:x="7.39cm" svg:y="9.169cm" svg:viewBox="0 0 1033 954" svg:d="M516 818c33 0 65-4 96-11 31-8 60-19 89-34 28-15 53-33 76-54s43-45 59-71 28-54 37-82c8-29 12-59 12-89s-4-59-12-88c-9-29-21-56-37-82s-36-50-59-71-48-39-76-54c-29-15-58-26-89-34s-63-11-96-11c-32 0-64 3-95 11s-61 19-89 34-54 33-77 54c-22 21-42 45-58 71s-29 53-37 82-12 58-12 88c0 23 2 46 7 68h-150c-3-22-5-45-5-68 0-42 6-83 18-123 11-40 29-79 51-115 23-36 50-70 82-99 32-30 68-55 107-76s81-37 125-48c43-10 88-16 133-16 46 0 90 6 134 16l-19 66 19-66c43 11 85 27 125 48 39 21 75 46 106 76 32 29 60 63 82 99 23 36 40 75 52 115 11 40 18 81 18 123s-7 84-18 124c-12 40-29 79-52 115-22 36-50 69-82 99-31 29-67 55-106 76-40 21-82 36-125 47-44 11-88 16-134 16z">
            <text:p/>
          </draw:path>
          <draw:line draw:style-name="gr6" draw:text-style-name="P2" draw:layer="layout" svg:x1="7.907cm" svg:y1="10.055cm" svg:x2="7.907cm" svg:y2="10.355cm">
            <text:p/>
          </draw:line>
          <draw:custom-shape draw:style-name="gr7" draw:text-style-name="P4" draw:layer="layout" svg:width="0.3cm" svg:height="0.3cm" svg:x="7.703cm" svg:y="10.613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">
          <draw:polygon draw:style-name="gr2" draw:text-style-name="P1" draw:layer="layout" svg:width="4.129cm" svg:height="5.999cm" svg:x="5.55cm" svg:y="9.3cm" svg:viewBox="0 0 4130 6000" draw:points="0,6000 0,0 4130,0 4130,6000">
            <text:p/>
          </draw:polygon>
          <draw:line draw:style-name="gr3" draw:text-style-name="P2" draw:layer="layout" svg:x1="6.301cm" svg:y1="10.425cm" svg:x2="8.929cm" svg:y2="10.425cm">
            <text:p/>
          </draw:line>
          <draw:line draw:style-name="gr4" draw:text-style-name="P2" draw:layer="layout" svg:x1="6.301cm" svg:y1="10.425cm" svg:x2="8.929cm" svg:y2="10.425cm">
            <text:p/>
          </draw:line>
          <draw:line draw:style-name="gr4" draw:text-style-name="P2" draw:layer="layout" svg:x1="6.301cm" svg:y1="11.175cm" svg:x2="8.929cm" svg:y2="11.175cm">
            <text:p/>
          </draw:line>
          <draw:line draw:style-name="gr4" draw:text-style-name="P2" draw:layer="layout" svg:x1="6.301cm" svg:y1="11.925cm" svg:x2="8.929cm" svg:y2="11.925cm">
            <text:p/>
          </draw:line>
          <draw:line draw:style-name="gr4" draw:text-style-name="P2" draw:layer="layout" svg:x1="6.301cm" svg:y1="12.675cm" svg:x2="8.929cm" svg:y2="12.675cm">
            <text:p/>
          </draw:line>
          <draw:line draw:style-name="gr4" draw:text-style-name="P2" draw:layer="layout" svg:x1="6.301cm" svg:y1="13.425cm" svg:x2="8.929cm" svg:y2="13.425cm">
            <text:p/>
          </draw:line>
          <draw:line draw:style-name="gr4" draw:text-style-name="P2" draw:layer="layout" svg:x1="6.301cm" svg:y1="14.175cm" svg:x2="8.929cm" svg:y2="14.175cm">
            <text:p/>
          </draw:line>
          <draw:line draw:style-name="gr4" draw:text-style-name="P2" draw:layer="layout" svg:x1="6.301cm" svg:y1="11.925cm" svg:x2="8.929cm" svg:y2="11.925cm">
            <text:p/>
          </draw:line>
          <draw:polygon draw:style-name="gr2" draw:text-style-name="P1" draw:layer="layout" svg:width="4.129cm" svg:height="5.999cm" svg:x="5.55cm" svg:y="9.3cm" svg:viewBox="0 0 4130 6000" draw:points="0,6000 0,0 4130,0 4130,6000">
            <text:p/>
          </draw:polygon>
          <draw:line draw:style-name="gr4" draw:text-style-name="P2" draw:layer="layout" svg:x1="6.301cm" svg:y1="11.175cm" svg:x2="7.427cm" svg:y2="11.175cm">
            <text:p/>
          </draw:line>
          <draw:line draw:style-name="gr4" draw:text-style-name="P2" draw:layer="layout" svg:x1="6.301cm" svg:y1="11.925cm" svg:x2="8.929cm" svg:y2="11.925cm">
            <text:p/>
          </draw:line>
          <draw:line draw:style-name="gr4" draw:text-style-name="P2" draw:layer="layout" svg:x1="6.301cm" svg:y1="12.675cm" svg:x2="8.929cm" svg:y2="12.675cm">
            <text:p/>
          </draw:line>
          <draw:line draw:style-name="gr4" draw:text-style-name="P2" draw:layer="layout" svg:x1="6.301cm" svg:y1="13.425cm" svg:x2="8.929cm" svg:y2="13.425cm">
            <text:p/>
          </draw:line>
          <draw:line draw:style-name="gr4" draw:text-style-name="P2" draw:layer="layout" svg:x1="6.301cm" svg:y1="11.925cm" svg:x2="8.929cm" svg:y2="11.925cm">
            <text:p/>
          </draw:line>
          <draw:path draw:style-name="gr5" draw:text-style-name="P3" draw:layer="layout" svg:width="1.032cm" svg:height="0.953cm" svg:x="7.99cm" svg:y="9.769cm" svg:viewBox="0 0 1033 954" svg:d="M516 818c33 0 65-4 96-11 31-8 60-19 89-34 28-15 53-33 76-54s43-45 59-71 28-54 37-82c8-29 12-59 12-89s-4-59-12-88c-9-29-21-56-37-82s-36-50-59-71-48-39-76-54c-29-15-58-26-89-34s-63-11-96-11c-32 0-64 3-95 11s-61 19-89 34-54 33-77 54c-22 21-42 45-58 71s-29 53-37 82-12 58-12 88c0 23 2 46 7 68h-150c-3-22-5-45-5-68 0-42 6-83 18-123 11-40 29-79 51-115 23-36 50-70 82-99 32-30 68-55 107-76s81-37 125-48c43-10 88-16 133-16 46 0 90 6 134 16l-19 66 19-66c43 11 85 27 125 48 39 21 75 46 106 76 32 29 60 63 82 99 23 36 40 75 52 115 11 40 18 81 18 123s-7 84-18 124c-12 40-29 79-52 115-22 36-50 69-82 99-31 29-67 55-106 76-40 21-82 36-125 47-44 11-88 16-134 16z">
            <text:p/>
          </draw:path>
          <draw:line draw:style-name="gr6" draw:text-style-name="P2" draw:layer="layout" svg:x1="8.507cm" svg:y1="10.655cm" svg:x2="8.507cm" svg:y2="10.955cm">
            <text:p/>
          </draw:line>
          <draw:custom-shape draw:style-name="gr7" draw:text-style-name="P4" draw:layer="layout" svg:width="0.3cm" svg:height="0.3cm" svg:x="8.303cm" svg:y="11.213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">
          <draw:polygon draw:style-name="gr2" draw:text-style-name="P1" draw:layer="layout" svg:width="4.129cm" svg:height="5.999cm" svg:x="6.15cm" svg:y="9.9cm" svg:viewBox="0 0 4130 6000" draw:points="0,6000 0,0 4130,0 4130,6000">
            <text:p/>
          </draw:polygon>
          <draw:line draw:style-name="gr3" draw:text-style-name="P2" draw:layer="layout" svg:x1="6.901cm" svg:y1="11.025cm" svg:x2="9.529cm" svg:y2="11.025cm">
            <text:p/>
          </draw:line>
          <draw:line draw:style-name="gr4" draw:text-style-name="P2" draw:layer="layout" svg:x1="6.901cm" svg:y1="11.025cm" svg:x2="9.529cm" svg:y2="11.025cm">
            <text:p/>
          </draw:line>
          <draw:line draw:style-name="gr4" draw:text-style-name="P2" draw:layer="layout" svg:x1="6.901cm" svg:y1="11.775cm" svg:x2="9.529cm" svg:y2="11.775cm">
            <text:p/>
          </draw:line>
          <draw:line draw:style-name="gr4" draw:text-style-name="P2" draw:layer="layout" svg:x1="6.901cm" svg:y1="12.525cm" svg:x2="9.529cm" svg:y2="12.525cm">
            <text:p/>
          </draw:line>
          <draw:line draw:style-name="gr4" draw:text-style-name="P2" draw:layer="layout" svg:x1="6.901cm" svg:y1="13.275cm" svg:x2="9.529cm" svg:y2="13.275cm">
            <text:p/>
          </draw:line>
          <draw:line draw:style-name="gr4" draw:text-style-name="P2" draw:layer="layout" svg:x1="6.901cm" svg:y1="14.025cm" svg:x2="9.529cm" svg:y2="14.025cm">
            <text:p/>
          </draw:line>
          <draw:line draw:style-name="gr4" draw:text-style-name="P2" draw:layer="layout" svg:x1="6.901cm" svg:y1="14.775cm" svg:x2="9.529cm" svg:y2="14.775cm">
            <text:p/>
          </draw:line>
          <draw:line draw:style-name="gr4" draw:text-style-name="P2" draw:layer="layout" svg:x1="6.901cm" svg:y1="12.525cm" svg:x2="9.529cm" svg:y2="12.525cm">
            <text:p/>
          </draw:line>
          <draw:polygon draw:style-name="gr2" draw:text-style-name="P1" draw:layer="layout" svg:width="4.129cm" svg:height="5.999cm" svg:x="6.15cm" svg:y="9.9cm" svg:viewBox="0 0 4130 6000" draw:points="0,6000 0,0 4130,0 4130,6000">
            <text:p/>
          </draw:polygon>
          <draw:line draw:style-name="gr4" draw:text-style-name="P2" draw:layer="layout" svg:x1="6.901cm" svg:y1="11.775cm" svg:x2="8.027cm" svg:y2="11.775cm">
            <text:p/>
          </draw:line>
          <draw:line draw:style-name="gr4" draw:text-style-name="P2" draw:layer="layout" svg:x1="6.901cm" svg:y1="12.525cm" svg:x2="9.529cm" svg:y2="12.525cm">
            <text:p/>
          </draw:line>
          <draw:line draw:style-name="gr4" draw:text-style-name="P2" draw:layer="layout" svg:x1="6.901cm" svg:y1="13.275cm" svg:x2="9.529cm" svg:y2="13.275cm">
            <text:p/>
          </draw:line>
          <draw:line draw:style-name="gr4" draw:text-style-name="P2" draw:layer="layout" svg:x1="6.901cm" svg:y1="14.025cm" svg:x2="9.529cm" svg:y2="14.025cm">
            <text:p/>
          </draw:line>
          <draw:line draw:style-name="gr4" draw:text-style-name="P2" draw:layer="layout" svg:x1="6.901cm" svg:y1="12.525cm" svg:x2="9.529cm" svg:y2="12.525cm">
            <text:p/>
          </draw:line>
          <draw:path draw:style-name="gr5" draw:text-style-name="P3" draw:layer="layout" svg:width="1.032cm" svg:height="0.953cm" svg:x="8.59cm" svg:y="10.369cm" svg:viewBox="0 0 1033 954" svg:d="M516 818c33 0 65-4 96-11 31-8 60-19 89-34 28-15 53-33 76-54s43-45 59-71 28-54 37-82c8-29 12-59 12-89s-4-59-12-88c-9-29-21-56-37-82s-36-50-59-71-48-39-76-54c-29-15-58-26-89-34s-63-11-96-11c-32 0-64 3-95 11s-61 19-89 34-54 33-77 54c-22 21-42 45-58 71s-29 53-37 82-12 58-12 88c0 23 2 46 7 68h-150c-3-22-5-45-5-68 0-42 6-83 18-123 11-40 29-79 51-115 23-36 50-70 82-99 32-30 68-55 107-76s81-37 125-48c43-10 88-16 133-16 46 0 90 6 134 16l-19 66 19-66c43 11 85 27 125 48 39 21 75 46 106 76 32 29 60 63 82 99 23 36 40 75 52 115 11 40 18 81 18 123s-7 84-18 124c-12 40-29 79-52 115-22 36-50 69-82 99-31 29-67 55-106 76-40 21-82 36-125 47-44 11-88 16-134 16z">
            <text:p/>
          </draw:path>
          <draw:line draw:style-name="gr6" draw:text-style-name="P2" draw:layer="layout" svg:x1="9.107cm" svg:y1="11.255cm" svg:x2="9.107cm" svg:y2="11.555cm">
            <text:p/>
          </draw:line>
          <draw:custom-shape draw:style-name="gr7" draw:text-style-name="P4" draw:layer="layout" svg:width="0.3cm" svg:height="0.3cm" svg:x="8.903cm" svg:y="11.813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">
          <draw:polygon draw:style-name="gr2" draw:text-style-name="P1" draw:layer="layout" svg:width="4.129cm" svg:height="5.999cm" svg:x="6.75cm" svg:y="10.5cm" svg:viewBox="0 0 4130 6000" draw:points="0,6000 0,0 4130,0 4130,6000">
            <text:p/>
          </draw:polygon>
          <draw:line draw:style-name="gr3" draw:text-style-name="P2" draw:layer="layout" svg:x1="7.501cm" svg:y1="11.625cm" svg:x2="10.129cm" svg:y2="11.625cm">
            <text:p/>
          </draw:line>
          <draw:line draw:style-name="gr4" draw:text-style-name="P2" draw:layer="layout" svg:x1="7.501cm" svg:y1="11.625cm" svg:x2="10.129cm" svg:y2="11.625cm">
            <text:p/>
          </draw:line>
          <draw:line draw:style-name="gr4" draw:text-style-name="P2" draw:layer="layout" svg:x1="7.501cm" svg:y1="12.375cm" svg:x2="10.129cm" svg:y2="12.375cm">
            <text:p/>
          </draw:line>
          <draw:line draw:style-name="gr4" draw:text-style-name="P2" draw:layer="layout" svg:x1="7.501cm" svg:y1="13.125cm" svg:x2="10.129cm" svg:y2="13.125cm">
            <text:p/>
          </draw:line>
          <draw:line draw:style-name="gr4" draw:text-style-name="P2" draw:layer="layout" svg:x1="7.501cm" svg:y1="13.875cm" svg:x2="10.129cm" svg:y2="13.875cm">
            <text:p/>
          </draw:line>
          <draw:line draw:style-name="gr4" draw:text-style-name="P2" draw:layer="layout" svg:x1="7.501cm" svg:y1="14.625cm" svg:x2="10.129cm" svg:y2="14.625cm">
            <text:p/>
          </draw:line>
          <draw:line draw:style-name="gr4" draw:text-style-name="P2" draw:layer="layout" svg:x1="7.501cm" svg:y1="15.375cm" svg:x2="10.129cm" svg:y2="15.375cm">
            <text:p/>
          </draw:line>
          <draw:line draw:style-name="gr4" draw:text-style-name="P2" draw:layer="layout" svg:x1="7.501cm" svg:y1="13.125cm" svg:x2="10.129cm" svg:y2="13.125cm">
            <text:p/>
          </draw:line>
          <draw:polygon draw:style-name="gr2" draw:text-style-name="P1" draw:layer="layout" svg:width="4.129cm" svg:height="5.999cm" svg:x="6.75cm" svg:y="10.5cm" svg:viewBox="0 0 4130 6000" draw:points="0,6000 0,0 4130,0 4130,6000">
            <text:p/>
          </draw:polygon>
          <draw:line draw:style-name="gr4" draw:text-style-name="P2" draw:layer="layout" svg:x1="7.501cm" svg:y1="12.375cm" svg:x2="8.627cm" svg:y2="12.375cm">
            <text:p/>
          </draw:line>
          <draw:line draw:style-name="gr4" draw:text-style-name="P2" draw:layer="layout" svg:x1="7.501cm" svg:y1="13.125cm" svg:x2="10.129cm" svg:y2="13.125cm">
            <text:p/>
          </draw:line>
          <draw:line draw:style-name="gr4" draw:text-style-name="P2" draw:layer="layout" svg:x1="7.501cm" svg:y1="13.875cm" svg:x2="10.129cm" svg:y2="13.875cm">
            <text:p/>
          </draw:line>
          <draw:line draw:style-name="gr4" draw:text-style-name="P2" draw:layer="layout" svg:x1="7.501cm" svg:y1="14.625cm" svg:x2="10.129cm" svg:y2="14.625cm">
            <text:p/>
          </draw:line>
          <draw:line draw:style-name="gr4" draw:text-style-name="P2" draw:layer="layout" svg:x1="7.501cm" svg:y1="13.125cm" svg:x2="10.129cm" svg:y2="13.125cm">
            <text:p/>
          </draw:line>
          <draw:path draw:style-name="gr5" draw:text-style-name="P3" draw:layer="layout" svg:width="1.032cm" svg:height="0.953cm" svg:x="9.19cm" svg:y="10.969cm" svg:viewBox="0 0 1033 954" svg:d="M516 818c33 0 65-4 96-11 31-8 60-19 89-34 28-15 53-33 76-54s43-45 59-71 28-54 37-82c8-29 12-59 12-89s-4-59-12-88c-9-29-21-56-37-82s-36-50-59-71-48-39-76-54c-29-15-58-26-89-34s-63-11-96-11c-32 0-64 3-95 11s-61 19-89 34-54 33-77 54c-22 21-42 45-58 71s-29 53-37 82-12 58-12 88c0 23 2 46 7 68h-150c-3-22-5-45-5-68 0-42 6-83 18-123 11-40 29-79 51-115 23-36 50-70 82-99 32-30 68-55 107-76s81-37 125-48c43-10 88-16 133-16 46 0 90 6 134 16l-19 66 19-66c43 11 85 27 125 48 39 21 75 46 106 76 32 29 60 63 82 99 23 36 40 75 52 115 11 40 18 81 18 123s-7 84-18 124c-12 40-29 79-52 115-22 36-50 69-82 99-31 29-67 55-106 76-40 21-82 36-125 47-44 11-88 16-134 16z">
            <text:p/>
          </draw:path>
          <draw:line draw:style-name="gr6" draw:text-style-name="P2" draw:layer="layout" svg:x1="9.707cm" svg:y1="11.855cm" svg:x2="9.707cm" svg:y2="12.155cm">
            <text:p/>
          </draw:line>
          <draw:custom-shape draw:style-name="gr7" draw:text-style-name="P4" draw:layer="layout" svg:width="0.3cm" svg:height="0.3cm" svg:x="9.503cm" svg:y="12.413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">
          <draw:polygon draw:style-name="gr2" draw:text-style-name="P1" draw:layer="layout" svg:width="4.129cm" svg:height="5.999cm" svg:x="7.35cm" svg:y="11.1cm" svg:viewBox="0 0 4130 6000" draw:points="0,6000 0,0 4130,0 4130,6000">
            <text:p/>
          </draw:polygon>
          <draw:line draw:style-name="gr3" draw:text-style-name="P2" draw:layer="layout" svg:x1="8.101cm" svg:y1="12.225cm" svg:x2="10.729cm" svg:y2="12.225cm">
            <text:p/>
          </draw:line>
          <draw:line draw:style-name="gr4" draw:text-style-name="P2" draw:layer="layout" svg:x1="8.101cm" svg:y1="12.225cm" svg:x2="10.729cm" svg:y2="12.225cm">
            <text:p/>
          </draw:line>
          <draw:line draw:style-name="gr4" draw:text-style-name="P2" draw:layer="layout" svg:x1="8.101cm" svg:y1="12.975cm" svg:x2="10.729cm" svg:y2="12.975cm">
            <text:p/>
          </draw:line>
          <draw:line draw:style-name="gr4" draw:text-style-name="P2" draw:layer="layout" svg:x1="8.101cm" svg:y1="13.725cm" svg:x2="10.729cm" svg:y2="13.725cm">
            <text:p/>
          </draw:line>
          <draw:line draw:style-name="gr4" draw:text-style-name="P2" draw:layer="layout" svg:x1="8.101cm" svg:y1="14.475cm" svg:x2="10.729cm" svg:y2="14.475cm">
            <text:p/>
          </draw:line>
          <draw:line draw:style-name="gr4" draw:text-style-name="P2" draw:layer="layout" svg:x1="8.101cm" svg:y1="15.225cm" svg:x2="10.729cm" svg:y2="15.225cm">
            <text:p/>
          </draw:line>
          <draw:line draw:style-name="gr4" draw:text-style-name="P2" draw:layer="layout" svg:x1="8.101cm" svg:y1="15.975cm" svg:x2="10.729cm" svg:y2="15.975cm">
            <text:p/>
          </draw:line>
          <draw:line draw:style-name="gr4" draw:text-style-name="P2" draw:layer="layout" svg:x1="8.101cm" svg:y1="13.725cm" svg:x2="10.729cm" svg:y2="13.725cm">
            <text:p/>
          </draw:line>
          <draw:polygon draw:style-name="gr2" draw:text-style-name="P1" draw:layer="layout" svg:width="4.129cm" svg:height="5.999cm" svg:x="7.35cm" svg:y="11.1cm" svg:viewBox="0 0 4130 6000" draw:points="0,6000 0,0 4130,0 4130,6000">
            <text:p/>
          </draw:polygon>
          <draw:line draw:style-name="gr4" draw:text-style-name="P2" draw:layer="layout" svg:x1="8.101cm" svg:y1="12.975cm" svg:x2="9.227cm" svg:y2="12.975cm">
            <text:p/>
          </draw:line>
          <draw:line draw:style-name="gr4" draw:text-style-name="P2" draw:layer="layout" svg:x1="8.101cm" svg:y1="13.725cm" svg:x2="10.729cm" svg:y2="13.725cm">
            <text:p/>
          </draw:line>
          <draw:line draw:style-name="gr4" draw:text-style-name="P2" draw:layer="layout" svg:x1="8.101cm" svg:y1="14.475cm" svg:x2="10.729cm" svg:y2="14.475cm">
            <text:p/>
          </draw:line>
          <draw:line draw:style-name="gr4" draw:text-style-name="P2" draw:layer="layout" svg:x1="8.101cm" svg:y1="15.225cm" svg:x2="10.729cm" svg:y2="15.225cm">
            <text:p/>
          </draw:line>
          <draw:line draw:style-name="gr4" draw:text-style-name="P2" draw:layer="layout" svg:x1="8.101cm" svg:y1="13.725cm" svg:x2="10.729cm" svg:y2="13.725cm">
            <text:p/>
          </draw:line>
          <draw:path draw:style-name="gr5" draw:text-style-name="P3" draw:layer="layout" svg:width="1.032cm" svg:height="0.953cm" svg:x="9.79cm" svg:y="11.569cm" svg:viewBox="0 0 1033 954" svg:d="M516 818c33 0 65-4 96-11 31-8 60-19 89-34 28-15 53-33 76-54s43-45 59-71 28-54 37-82c8-29 12-59 12-89s-4-59-12-88c-9-29-21-56-37-82s-36-50-59-71-48-39-76-54c-29-15-58-26-89-34s-63-11-96-11c-32 0-64 3-95 11s-61 19-89 34-54 33-77 54c-22 21-42 45-58 71s-29 53-37 82-12 58-12 88c0 23 2 46 7 68h-150c-3-22-5-45-5-68 0-42 6-83 18-123 11-40 29-79 51-115 23-36 50-70 82-99 32-30 68-55 107-76s81-37 125-48c43-10 88-16 133-16 46 0 90 6 134 16l-19 66 19-66c43 11 85 27 125 48 39 21 75 46 106 76 32 29 60 63 82 99 23 36 40 75 52 115 11 40 18 81 18 123s-7 84-18 124c-12 40-29 79-52 115-22 36-50 69-82 99-31 29-67 55-106 76-40 21-82 36-125 47-44 11-88 16-134 16z">
            <text:p/>
          </draw:path>
          <draw:line draw:style-name="gr6" draw:text-style-name="P2" draw:layer="layout" svg:x1="10.307cm" svg:y1="12.455cm" svg:x2="10.307cm" svg:y2="12.755cm">
            <text:p/>
          </draw:line>
          <draw:custom-shape draw:style-name="gr7" draw:text-style-name="P4" draw:layer="layout" svg:width="0.3cm" svg:height="0.3cm" svg:x="10.103cm" svg:y="13.013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">
          <draw:polygon draw:style-name="gr2" draw:text-style-name="P1" draw:layer="layout" svg:width="4.129cm" svg:height="5.999cm" svg:x="7.95cm" svg:y="11.7cm" svg:viewBox="0 0 4130 6000" draw:points="0,6000 0,0 4130,0 4130,6000">
            <text:p/>
          </draw:polygon>
          <draw:line draw:style-name="gr3" draw:text-style-name="P2" draw:layer="layout" svg:x1="8.701cm" svg:y1="12.825cm" svg:x2="11.329cm" svg:y2="12.825cm">
            <text:p/>
          </draw:line>
          <draw:line draw:style-name="gr4" draw:text-style-name="P2" draw:layer="layout" svg:x1="8.701cm" svg:y1="12.825cm" svg:x2="11.329cm" svg:y2="12.825cm">
            <text:p/>
          </draw:line>
          <draw:line draw:style-name="gr4" draw:text-style-name="P2" draw:layer="layout" svg:x1="8.701cm" svg:y1="13.575cm" svg:x2="11.329cm" svg:y2="13.575cm">
            <text:p/>
          </draw:line>
          <draw:line draw:style-name="gr4" draw:text-style-name="P2" draw:layer="layout" svg:x1="8.701cm" svg:y1="14.325cm" svg:x2="11.329cm" svg:y2="14.325cm">
            <text:p/>
          </draw:line>
          <draw:line draw:style-name="gr4" draw:text-style-name="P2" draw:layer="layout" svg:x1="8.701cm" svg:y1="15.075cm" svg:x2="11.329cm" svg:y2="15.075cm">
            <text:p/>
          </draw:line>
          <draw:line draw:style-name="gr4" draw:text-style-name="P2" draw:layer="layout" svg:x1="8.701cm" svg:y1="15.825cm" svg:x2="11.329cm" svg:y2="15.825cm">
            <text:p/>
          </draw:line>
          <draw:line draw:style-name="gr4" draw:text-style-name="P2" draw:layer="layout" svg:x1="8.701cm" svg:y1="16.575cm" svg:x2="11.329cm" svg:y2="16.575cm">
            <text:p/>
          </draw:line>
          <draw:line draw:style-name="gr4" draw:text-style-name="P2" draw:layer="layout" svg:x1="8.701cm" svg:y1="14.325cm" svg:x2="11.329cm" svg:y2="14.325cm">
            <text:p/>
          </draw:line>
          <draw:polygon draw:style-name="gr2" draw:text-style-name="P1" draw:layer="layout" svg:width="4.129cm" svg:height="5.999cm" svg:x="7.95cm" svg:y="11.7cm" svg:viewBox="0 0 4130 6000" draw:points="0,6000 0,0 4130,0 4130,6000">
            <text:p/>
          </draw:polygon>
          <draw:line draw:style-name="gr4" draw:text-style-name="P2" draw:layer="layout" svg:x1="8.701cm" svg:y1="13.575cm" svg:x2="9.827cm" svg:y2="13.575cm">
            <text:p/>
          </draw:line>
          <draw:line draw:style-name="gr4" draw:text-style-name="P2" draw:layer="layout" svg:x1="8.701cm" svg:y1="14.325cm" svg:x2="11.329cm" svg:y2="14.325cm">
            <text:p/>
          </draw:line>
          <draw:line draw:style-name="gr4" draw:text-style-name="P2" draw:layer="layout" svg:x1="8.701cm" svg:y1="15.075cm" svg:x2="11.329cm" svg:y2="15.075cm">
            <text:p/>
          </draw:line>
          <draw:line draw:style-name="gr4" draw:text-style-name="P2" draw:layer="layout" svg:x1="8.701cm" svg:y1="15.825cm" svg:x2="11.329cm" svg:y2="15.825cm">
            <text:p/>
          </draw:line>
          <draw:line draw:style-name="gr4" draw:text-style-name="P2" draw:layer="layout" svg:x1="8.701cm" svg:y1="14.325cm" svg:x2="11.329cm" svg:y2="14.325cm">
            <text:p/>
          </draw:line>
          <draw:path draw:style-name="gr5" draw:text-style-name="P3" draw:layer="layout" svg:width="1.032cm" svg:height="0.953cm" svg:x="10.39cm" svg:y="12.169cm" svg:viewBox="0 0 1033 954" svg:d="M516 818c33 0 65-4 96-11 31-8 60-19 89-34 28-15 53-33 76-54s43-45 59-71 28-54 37-82c8-29 12-59 12-89s-4-59-12-88c-9-29-21-56-37-82s-36-50-59-71-48-39-76-54c-29-15-58-26-89-34s-63-11-96-11c-32 0-64 3-95 11s-61 19-89 34-54 33-77 54c-22 21-42 45-58 71s-29 53-37 82-12 58-12 88c0 23 2 46 7 68h-150c-3-22-5-45-5-68 0-42 6-83 18-123 11-40 29-79 51-115 23-36 50-70 82-99 32-30 68-55 107-76s81-37 125-48c43-10 88-16 133-16 46 0 90 6 134 16l-19 66 19-66c43 11 85 27 125 48 39 21 75 46 106 76 32 29 60 63 82 99 23 36 40 75 52 115 11 40 18 81 18 123s-7 84-18 124c-12 40-29 79-52 115-22 36-50 69-82 99-31 29-67 55-106 76-40 21-82 36-125 47-44 11-88 16-134 16z">
            <text:p/>
          </draw:path>
          <draw:line draw:style-name="gr6" draw:text-style-name="P2" draw:layer="layout" svg:x1="10.907cm" svg:y1="13.055cm" svg:x2="10.907cm" svg:y2="13.355cm">
            <text:p/>
          </draw:line>
          <draw:custom-shape draw:style-name="gr7" draw:text-style-name="P4" draw:layer="layout" svg:width="0.3cm" svg:height="0.3cm" svg:x="10.703cm" svg:y="13.613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">
          <draw:polygon draw:style-name="gr2" draw:text-style-name="P1" draw:layer="layout" svg:width="4.129cm" svg:height="5.999cm" svg:x="8.55cm" svg:y="12.3cm" svg:viewBox="0 0 4130 6000" draw:points="0,6000 0,0 4130,0 4130,6000">
            <text:p/>
          </draw:polygon>
          <draw:line draw:style-name="gr3" draw:text-style-name="P2" draw:layer="layout" svg:x1="9.301cm" svg:y1="13.425cm" svg:x2="11.929cm" svg:y2="13.425cm">
            <text:p/>
          </draw:line>
          <draw:line draw:style-name="gr4" draw:text-style-name="P2" draw:layer="layout" svg:x1="9.301cm" svg:y1="13.425cm" svg:x2="11.929cm" svg:y2="13.425cm">
            <text:p/>
          </draw:line>
          <draw:line draw:style-name="gr4" draw:text-style-name="P2" draw:layer="layout" svg:x1="9.301cm" svg:y1="14.175cm" svg:x2="11.929cm" svg:y2="14.175cm">
            <text:p/>
          </draw:line>
          <draw:line draw:style-name="gr4" draw:text-style-name="P2" draw:layer="layout" svg:x1="9.301cm" svg:y1="14.925cm" svg:x2="11.929cm" svg:y2="14.925cm">
            <text:p/>
          </draw:line>
          <draw:line draw:style-name="gr4" draw:text-style-name="P2" draw:layer="layout" svg:x1="9.301cm" svg:y1="15.675cm" svg:x2="11.929cm" svg:y2="15.675cm">
            <text:p/>
          </draw:line>
          <draw:line draw:style-name="gr4" draw:text-style-name="P2" draw:layer="layout" svg:x1="9.301cm" svg:y1="16.425cm" svg:x2="11.929cm" svg:y2="16.425cm">
            <text:p/>
          </draw:line>
          <draw:line draw:style-name="gr4" draw:text-style-name="P2" draw:layer="layout" svg:x1="9.301cm" svg:y1="17.175cm" svg:x2="11.929cm" svg:y2="17.175cm">
            <text:p/>
          </draw:line>
          <draw:line draw:style-name="gr4" draw:text-style-name="P2" draw:layer="layout" svg:x1="9.301cm" svg:y1="14.925cm" svg:x2="11.929cm" svg:y2="14.925cm">
            <text:p/>
          </draw:line>
          <draw:polygon draw:style-name="gr2" draw:text-style-name="P1" draw:layer="layout" svg:width="4.129cm" svg:height="5.999cm" svg:x="8.55cm" svg:y="12.3cm" svg:viewBox="0 0 4130 6000" draw:points="0,6000 0,0 4130,0 4130,6000">
            <text:p/>
          </draw:polygon>
          <draw:line draw:style-name="gr4" draw:text-style-name="P2" draw:layer="layout" svg:x1="9.301cm" svg:y1="14.175cm" svg:x2="10.427cm" svg:y2="14.175cm">
            <text:p/>
          </draw:line>
          <draw:line draw:style-name="gr4" draw:text-style-name="P2" draw:layer="layout" svg:x1="9.301cm" svg:y1="14.925cm" svg:x2="11.929cm" svg:y2="14.925cm">
            <text:p/>
          </draw:line>
          <draw:line draw:style-name="gr4" draw:text-style-name="P2" draw:layer="layout" svg:x1="9.301cm" svg:y1="15.675cm" svg:x2="11.929cm" svg:y2="15.675cm">
            <text:p/>
          </draw:line>
          <draw:line draw:style-name="gr4" draw:text-style-name="P2" draw:layer="layout" svg:x1="9.301cm" svg:y1="16.425cm" svg:x2="11.929cm" svg:y2="16.425cm">
            <text:p/>
          </draw:line>
          <draw:line draw:style-name="gr4" draw:text-style-name="P2" draw:layer="layout" svg:x1="9.301cm" svg:y1="14.925cm" svg:x2="11.929cm" svg:y2="14.925cm">
            <text:p/>
          </draw:line>
          <draw:path draw:style-name="gr5" draw:text-style-name="P3" draw:layer="layout" svg:width="1.032cm" svg:height="0.953cm" svg:x="10.99cm" svg:y="12.769cm" svg:viewBox="0 0 1033 954" svg:d="M516 818c33 0 65-4 96-11 31-8 60-19 89-34 28-15 53-33 76-54s43-45 59-71 28-54 37-82c8-29 12-59 12-89s-4-59-12-88c-9-29-21-56-37-82s-36-50-59-71-48-39-76-54c-29-15-58-26-89-34s-63-11-96-11c-32 0-64 3-95 11s-61 19-89 34-54 33-77 54c-22 21-42 45-58 71s-29 53-37 82-12 58-12 88c0 23 2 46 7 68h-150c-3-22-5-45-5-68 0-42 6-83 18-123 11-40 29-79 51-115 23-36 50-70 82-99 32-30 68-55 107-76s81-37 125-48c43-10 88-16 133-16 46 0 90 6 134 16l-19 66 19-66c43 11 85 27 125 48 39 21 75 46 106 76 32 29 60 63 82 99 23 36 40 75 52 115 11 40 18 81 18 123s-7 84-18 124c-12 40-29 79-52 115-22 36-50 69-82 99-31 29-67 55-106 76-40 21-82 36-125 47-44 11-88 16-134 16z">
            <text:p/>
          </draw:path>
          <draw:line draw:style-name="gr6" draw:text-style-name="P2" draw:layer="layout" svg:x1="11.507cm" svg:y1="13.655cm" svg:x2="11.507cm" svg:y2="13.955cm">
            <text:p/>
          </draw:line>
          <draw:custom-shape draw:style-name="gr7" draw:text-style-name="P4" draw:layer="layout" svg:width="0.3cm" svg:height="0.3cm" svg:x="11.303cm" svg:y="14.213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">
          <draw:polygon draw:style-name="gr2" draw:text-style-name="P1" draw:layer="layout" svg:width="4.129cm" svg:height="5.999cm" svg:x="9.15cm" svg:y="12.9cm" svg:viewBox="0 0 4130 6000" draw:points="0,6000 0,0 4130,0 4130,6000">
            <text:p/>
          </draw:polygon>
          <draw:line draw:style-name="gr3" draw:text-style-name="P2" draw:layer="layout" svg:x1="9.901cm" svg:y1="14.025cm" svg:x2="12.529cm" svg:y2="14.025cm">
            <text:p/>
          </draw:line>
          <draw:line draw:style-name="gr4" draw:text-style-name="P2" draw:layer="layout" svg:x1="9.901cm" svg:y1="14.025cm" svg:x2="12.529cm" svg:y2="14.025cm">
            <text:p/>
          </draw:line>
          <draw:line draw:style-name="gr4" draw:text-style-name="P2" draw:layer="layout" svg:x1="9.901cm" svg:y1="14.775cm" svg:x2="12.529cm" svg:y2="14.775cm">
            <text:p/>
          </draw:line>
          <draw:line draw:style-name="gr4" draw:text-style-name="P2" draw:layer="layout" svg:x1="9.901cm" svg:y1="15.525cm" svg:x2="12.529cm" svg:y2="15.525cm">
            <text:p/>
          </draw:line>
          <draw:line draw:style-name="gr4" draw:text-style-name="P2" draw:layer="layout" svg:x1="9.901cm" svg:y1="16.275cm" svg:x2="12.529cm" svg:y2="16.275cm">
            <text:p/>
          </draw:line>
          <draw:line draw:style-name="gr4" draw:text-style-name="P2" draw:layer="layout" svg:x1="9.901cm" svg:y1="17.025cm" svg:x2="12.529cm" svg:y2="17.025cm">
            <text:p/>
          </draw:line>
          <draw:line draw:style-name="gr4" draw:text-style-name="P2" draw:layer="layout" svg:x1="9.901cm" svg:y1="17.775cm" svg:x2="12.529cm" svg:y2="17.775cm">
            <text:p/>
          </draw:line>
          <draw:line draw:style-name="gr4" draw:text-style-name="P2" draw:layer="layout" svg:x1="9.901cm" svg:y1="15.525cm" svg:x2="12.529cm" svg:y2="15.525cm">
            <text:p/>
          </draw:line>
          <draw:polygon draw:style-name="gr2" draw:text-style-name="P1" draw:layer="layout" svg:width="4.129cm" svg:height="5.999cm" svg:x="9.15cm" svg:y="12.9cm" svg:viewBox="0 0 4130 6000" draw:points="0,6000 0,0 4130,0 4130,6000">
            <text:p/>
          </draw:polygon>
          <draw:line draw:style-name="gr4" draw:text-style-name="P2" draw:layer="layout" svg:x1="9.901cm" svg:y1="14.775cm" svg:x2="11.027cm" svg:y2="14.775cm">
            <text:p/>
          </draw:line>
          <draw:line draw:style-name="gr4" draw:text-style-name="P2" draw:layer="layout" svg:x1="9.901cm" svg:y1="15.525cm" svg:x2="12.529cm" svg:y2="15.525cm">
            <text:p/>
          </draw:line>
          <draw:line draw:style-name="gr4" draw:text-style-name="P2" draw:layer="layout" svg:x1="9.901cm" svg:y1="16.275cm" svg:x2="12.529cm" svg:y2="16.275cm">
            <text:p/>
          </draw:line>
          <draw:line draw:style-name="gr4" draw:text-style-name="P2" draw:layer="layout" svg:x1="9.901cm" svg:y1="17.025cm" svg:x2="12.529cm" svg:y2="17.025cm">
            <text:p/>
          </draw:line>
          <draw:line draw:style-name="gr4" draw:text-style-name="P2" draw:layer="layout" svg:x1="9.901cm" svg:y1="15.525cm" svg:x2="12.529cm" svg:y2="15.525cm">
            <text:p/>
          </draw:line>
          <draw:path draw:style-name="gr5" draw:text-style-name="P3" draw:layer="layout" svg:width="1.032cm" svg:height="0.953cm" svg:x="11.59cm" svg:y="13.369cm" svg:viewBox="0 0 1033 954" svg:d="M516 818c33 0 65-4 96-11 31-8 60-19 89-34 28-15 53-33 76-54s43-45 59-71 28-54 37-82c8-29 12-59 12-89s-4-59-12-88c-9-29-21-56-37-82s-36-50-59-71-48-39-76-54c-29-15-58-26-89-34s-63-11-96-11c-32 0-64 3-95 11s-61 19-89 34-54 33-77 54c-22 21-42 45-58 71s-29 53-37 82-12 58-12 88c0 23 2 46 7 68h-150c-3-22-5-45-5-68 0-42 6-83 18-123 11-40 29-79 51-115 23-36 50-70 82-99 32-30 68-55 107-76s81-37 125-48c43-10 88-16 133-16 46 0 90 6 134 16l-19 66 19-66c43 11 85 27 125 48 39 21 75 46 106 76 32 29 60 63 82 99 23 36 40 75 52 115 11 40 18 81 18 123s-7 84-18 124c-12 40-29 79-52 115-22 36-50 69-82 99-31 29-67 55-106 76-40 21-82 36-125 47-44 11-88 16-134 16z">
            <text:p/>
          </draw:path>
          <draw:line draw:style-name="gr6" draw:text-style-name="P2" draw:layer="layout" svg:x1="12.107cm" svg:y1="14.255cm" svg:x2="12.107cm" svg:y2="14.555cm">
            <text:p/>
          </draw:line>
          <draw:custom-shape draw:style-name="gr7" draw:text-style-name="P4" draw:layer="layout" svg:width="0.3cm" svg:height="0.3cm" svg:x="11.903cm" svg:y="14.813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">
          <draw:polygon draw:style-name="gr2" draw:text-style-name="P1" draw:layer="layout" svg:width="4.129cm" svg:height="5.999cm" svg:x="9.75cm" svg:y="13.5cm" svg:viewBox="0 0 4130 6000" draw:points="0,6000 0,0 4130,0 4130,6000">
            <text:p/>
          </draw:polygon>
          <draw:line draw:style-name="gr3" draw:text-style-name="P2" draw:layer="layout" svg:x1="10.501cm" svg:y1="14.625cm" svg:x2="13.129cm" svg:y2="14.625cm">
            <text:p/>
          </draw:line>
          <draw:line draw:style-name="gr4" draw:text-style-name="P2" draw:layer="layout" svg:x1="10.501cm" svg:y1="14.625cm" svg:x2="13.129cm" svg:y2="14.625cm">
            <text:p/>
          </draw:line>
          <draw:line draw:style-name="gr4" draw:text-style-name="P2" draw:layer="layout" svg:x1="10.501cm" svg:y1="15.375cm" svg:x2="13.129cm" svg:y2="15.375cm">
            <text:p/>
          </draw:line>
          <draw:line draw:style-name="gr4" draw:text-style-name="P2" draw:layer="layout" svg:x1="10.501cm" svg:y1="16.125cm" svg:x2="13.129cm" svg:y2="16.125cm">
            <text:p/>
          </draw:line>
          <draw:line draw:style-name="gr4" draw:text-style-name="P2" draw:layer="layout" svg:x1="10.501cm" svg:y1="16.875cm" svg:x2="13.129cm" svg:y2="16.875cm">
            <text:p/>
          </draw:line>
          <draw:line draw:style-name="gr4" draw:text-style-name="P2" draw:layer="layout" svg:x1="10.501cm" svg:y1="17.625cm" svg:x2="13.129cm" svg:y2="17.625cm">
            <text:p/>
          </draw:line>
          <draw:line draw:style-name="gr4" draw:text-style-name="P2" draw:layer="layout" svg:x1="10.501cm" svg:y1="18.375cm" svg:x2="13.129cm" svg:y2="18.375cm">
            <text:p/>
          </draw:line>
          <draw:line draw:style-name="gr4" draw:text-style-name="P2" draw:layer="layout" svg:x1="10.501cm" svg:y1="16.125cm" svg:x2="13.129cm" svg:y2="16.125cm">
            <text:p/>
          </draw:line>
          <draw:polygon draw:style-name="gr2" draw:text-style-name="P1" draw:layer="layout" svg:width="4.129cm" svg:height="5.999cm" svg:x="9.75cm" svg:y="13.5cm" svg:viewBox="0 0 4130 6000" draw:points="0,6000 0,0 4130,0 4130,6000">
            <text:p/>
          </draw:polygon>
          <draw:line draw:style-name="gr4" draw:text-style-name="P2" draw:layer="layout" svg:x1="10.501cm" svg:y1="15.375cm" svg:x2="11.627cm" svg:y2="15.375cm">
            <text:p/>
          </draw:line>
          <draw:line draw:style-name="gr4" draw:text-style-name="P2" draw:layer="layout" svg:x1="10.501cm" svg:y1="16.125cm" svg:x2="13.129cm" svg:y2="16.125cm">
            <text:p/>
          </draw:line>
          <draw:line draw:style-name="gr4" draw:text-style-name="P2" draw:layer="layout" svg:x1="10.501cm" svg:y1="16.875cm" svg:x2="13.129cm" svg:y2="16.875cm">
            <text:p/>
          </draw:line>
          <draw:line draw:style-name="gr4" draw:text-style-name="P2" draw:layer="layout" svg:x1="10.501cm" svg:y1="17.625cm" svg:x2="13.129cm" svg:y2="17.625cm">
            <text:p/>
          </draw:line>
          <draw:line draw:style-name="gr4" draw:text-style-name="P2" draw:layer="layout" svg:x1="10.501cm" svg:y1="16.125cm" svg:x2="13.129cm" svg:y2="16.125cm">
            <text:p/>
          </draw:line>
          <draw:path draw:style-name="gr5" draw:text-style-name="P3" draw:layer="layout" svg:width="1.032cm" svg:height="0.953cm" svg:x="12.19cm" svg:y="13.969cm" svg:viewBox="0 0 1033 954" svg:d="M516 818c33 0 65-4 96-11 31-8 60-19 89-34 28-15 53-33 76-54s43-45 59-71 28-54 37-82c8-29 12-59 12-89s-4-59-12-88c-9-29-21-56-37-82s-36-50-59-71-48-39-76-54c-29-15-58-26-89-34s-63-11-96-11c-32 0-64 3-95 11s-61 19-89 34-54 33-77 54c-22 21-42 45-58 71s-29 53-37 82-12 58-12 88c0 23 2 46 7 68h-150c-3-22-5-45-5-68 0-42 6-83 18-123 11-40 29-79 51-115 23-36 50-70 82-99 32-30 68-55 107-76s81-37 125-48c43-10 88-16 133-16 46 0 90 6 134 16l-19 66 19-66c43 11 85 27 125 48 39 21 75 46 106 76 32 29 60 63 82 99 23 36 40 75 52 115 11 40 18 81 18 123s-7 84-18 124c-12 40-29 79-52 115-22 36-50 69-82 99-31 29-67 55-106 76-40 21-82 36-125 47-44 11-88 16-134 16z">
            <text:p/>
          </draw:path>
          <draw:line draw:style-name="gr6" draw:text-style-name="P2" draw:layer="layout" svg:x1="12.707cm" svg:y1="14.855cm" svg:x2="12.707cm" svg:y2="15.155cm">
            <text:p/>
          </draw:line>
          <draw:custom-shape draw:style-name="gr7" draw:text-style-name="P4" draw:layer="layout" svg:width="0.3cm" svg:height="0.3cm" svg:x="12.503cm" svg:y="15.413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">
          <draw:polygon draw:style-name="gr2" draw:text-style-name="P1" draw:layer="layout" svg:width="4.129cm" svg:height="5.999cm" svg:x="10.35cm" svg:y="14.1cm" svg:viewBox="0 0 4130 6000" draw:points="0,6000 0,0 4130,0 4130,6000">
            <text:p/>
          </draw:polygon>
          <draw:line draw:style-name="gr3" draw:text-style-name="P2" draw:layer="layout" svg:x1="11.101cm" svg:y1="15.225cm" svg:x2="13.729cm" svg:y2="15.225cm">
            <text:p/>
          </draw:line>
          <draw:line draw:style-name="gr4" draw:text-style-name="P2" draw:layer="layout" svg:x1="11.101cm" svg:y1="15.225cm" svg:x2="13.729cm" svg:y2="15.225cm">
            <text:p/>
          </draw:line>
          <draw:line draw:style-name="gr4" draw:text-style-name="P2" draw:layer="layout" svg:x1="11.101cm" svg:y1="15.975cm" svg:x2="13.729cm" svg:y2="15.975cm">
            <text:p/>
          </draw:line>
          <draw:line draw:style-name="gr4" draw:text-style-name="P2" draw:layer="layout" svg:x1="11.101cm" svg:y1="16.725cm" svg:x2="13.729cm" svg:y2="16.725cm">
            <text:p/>
          </draw:line>
          <draw:line draw:style-name="gr4" draw:text-style-name="P2" draw:layer="layout" svg:x1="11.101cm" svg:y1="17.475cm" svg:x2="13.729cm" svg:y2="17.475cm">
            <text:p/>
          </draw:line>
          <draw:line draw:style-name="gr4" draw:text-style-name="P2" draw:layer="layout" svg:x1="11.101cm" svg:y1="18.225cm" svg:x2="13.729cm" svg:y2="18.225cm">
            <text:p/>
          </draw:line>
          <draw:line draw:style-name="gr4" draw:text-style-name="P2" draw:layer="layout" svg:x1="11.101cm" svg:y1="18.975cm" svg:x2="13.729cm" svg:y2="18.975cm">
            <text:p/>
          </draw:line>
          <draw:line draw:style-name="gr4" draw:text-style-name="P2" draw:layer="layout" svg:x1="11.101cm" svg:y1="16.725cm" svg:x2="13.729cm" svg:y2="16.725cm">
            <text:p/>
          </draw:line>
          <draw:polygon draw:style-name="gr2" draw:text-style-name="P1" draw:layer="layout" svg:width="4.129cm" svg:height="5.999cm" svg:x="10.35cm" svg:y="14.1cm" svg:viewBox="0 0 4130 6000" draw:points="0,6000 0,0 4130,0 4130,6000">
            <text:p/>
          </draw:polygon>
          <draw:line draw:style-name="gr4" draw:text-style-name="P2" draw:layer="layout" svg:x1="11.101cm" svg:y1="15.975cm" svg:x2="12.227cm" svg:y2="15.975cm">
            <text:p/>
          </draw:line>
          <draw:line draw:style-name="gr4" draw:text-style-name="P2" draw:layer="layout" svg:x1="11.101cm" svg:y1="16.725cm" svg:x2="13.729cm" svg:y2="16.725cm">
            <text:p/>
          </draw:line>
          <draw:line draw:style-name="gr4" draw:text-style-name="P2" draw:layer="layout" svg:x1="11.101cm" svg:y1="17.475cm" svg:x2="13.729cm" svg:y2="17.475cm">
            <text:p/>
          </draw:line>
          <draw:line draw:style-name="gr4" draw:text-style-name="P2" draw:layer="layout" svg:x1="11.101cm" svg:y1="18.225cm" svg:x2="13.729cm" svg:y2="18.225cm">
            <text:p/>
          </draw:line>
          <draw:line draw:style-name="gr4" draw:text-style-name="P2" draw:layer="layout" svg:x1="11.101cm" svg:y1="16.725cm" svg:x2="13.729cm" svg:y2="16.725cm">
            <text:p/>
          </draw:line>
          <draw:path draw:style-name="gr5" draw:text-style-name="P3" draw:layer="layout" svg:width="1.032cm" svg:height="0.953cm" svg:x="12.79cm" svg:y="14.569cm" svg:viewBox="0 0 1033 954" svg:d="M516 818c33 0 65-4 96-11 31-8 60-19 89-34 28-15 53-33 76-54s43-45 59-71 28-54 37-82c8-29 12-59 12-89s-4-59-12-88c-9-29-21-56-37-82s-36-50-59-71-48-39-76-54c-29-15-58-26-89-34s-63-11-96-11c-32 0-64 3-95 11s-61 19-89 34-54 33-77 54c-22 21-42 45-58 71s-29 53-37 82-12 58-12 88c0 23 2 46 7 68h-150c-3-22-5-45-5-68 0-42 6-83 18-123 11-40 29-79 51-115 23-36 50-70 82-99 32-30 68-55 107-76s81-37 125-48c43-10 88-16 133-16 46 0 90 6 134 16l-19 66 19-66c43 11 85 27 125 48 39 21 75 46 106 76 32 29 60 63 82 99 23 36 40 75 52 115 11 40 18 81 18 123s-7 84-18 124c-12 40-29 79-52 115-22 36-50 69-82 99-31 29-67 55-106 76-40 21-82 36-125 47-44 11-88 16-134 16z">
            <text:p/>
          </draw:path>
          <draw:line draw:style-name="gr6" draw:text-style-name="P2" draw:layer="layout" svg:x1="13.307cm" svg:y1="15.455cm" svg:x2="13.307cm" svg:y2="15.755cm">
            <text:p/>
          </draw:line>
          <draw:custom-shape draw:style-name="gr7" draw:text-style-name="P4" draw:layer="layout" svg:width="0.3cm" svg:height="0.3cm" svg:x="13.103cm" svg:y="16.013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">
          <draw:polygon draw:style-name="gr2" draw:text-style-name="P1" draw:layer="layout" svg:width="4.129cm" svg:height="5.999cm" svg:x="10.95cm" svg:y="14.7cm" svg:viewBox="0 0 4130 6000" draw:points="0,6000 0,0 4130,0 4130,6000">
            <text:p/>
          </draw:polygon>
          <draw:line draw:style-name="gr3" draw:text-style-name="P2" draw:layer="layout" svg:x1="11.701cm" svg:y1="15.825cm" svg:x2="14.329cm" svg:y2="15.825cm">
            <text:p/>
          </draw:line>
          <draw:line draw:style-name="gr4" draw:text-style-name="P2" draw:layer="layout" svg:x1="11.701cm" svg:y1="15.825cm" svg:x2="14.329cm" svg:y2="15.825cm">
            <text:p/>
          </draw:line>
          <draw:line draw:style-name="gr4" draw:text-style-name="P2" draw:layer="layout" svg:x1="11.701cm" svg:y1="16.575cm" svg:x2="14.329cm" svg:y2="16.575cm">
            <text:p/>
          </draw:line>
          <draw:line draw:style-name="gr4" draw:text-style-name="P2" draw:layer="layout" svg:x1="11.701cm" svg:y1="17.325cm" svg:x2="14.329cm" svg:y2="17.325cm">
            <text:p/>
          </draw:line>
          <draw:line draw:style-name="gr4" draw:text-style-name="P2" draw:layer="layout" svg:x1="11.701cm" svg:y1="18.075cm" svg:x2="14.329cm" svg:y2="18.075cm">
            <text:p/>
          </draw:line>
          <draw:line draw:style-name="gr4" draw:text-style-name="P2" draw:layer="layout" svg:x1="11.701cm" svg:y1="18.825cm" svg:x2="14.329cm" svg:y2="18.825cm">
            <text:p/>
          </draw:line>
          <draw:line draw:style-name="gr4" draw:text-style-name="P2" draw:layer="layout" svg:x1="11.701cm" svg:y1="19.575cm" svg:x2="14.329cm" svg:y2="19.575cm">
            <text:p/>
          </draw:line>
          <draw:line draw:style-name="gr4" draw:text-style-name="P2" draw:layer="layout" svg:x1="11.701cm" svg:y1="17.325cm" svg:x2="14.329cm" svg:y2="17.325cm">
            <text:p/>
          </draw:line>
          <draw:polygon draw:style-name="gr2" draw:text-style-name="P1" draw:layer="layout" svg:width="4.129cm" svg:height="5.999cm" svg:x="10.95cm" svg:y="14.7cm" svg:viewBox="0 0 4130 6000" draw:points="0,6000 0,0 4130,0 4130,6000">
            <text:p/>
          </draw:polygon>
          <draw:line draw:style-name="gr4" draw:text-style-name="P2" draw:layer="layout" svg:x1="11.701cm" svg:y1="16.575cm" svg:x2="12.827cm" svg:y2="16.575cm">
            <text:p/>
          </draw:line>
          <draw:line draw:style-name="gr4" draw:text-style-name="P2" draw:layer="layout" svg:x1="11.701cm" svg:y1="17.325cm" svg:x2="14.329cm" svg:y2="17.325cm">
            <text:p/>
          </draw:line>
          <draw:line draw:style-name="gr4" draw:text-style-name="P2" draw:layer="layout" svg:x1="11.701cm" svg:y1="18.075cm" svg:x2="14.329cm" svg:y2="18.075cm">
            <text:p/>
          </draw:line>
          <draw:line draw:style-name="gr4" draw:text-style-name="P2" draw:layer="layout" svg:x1="11.701cm" svg:y1="18.825cm" svg:x2="14.329cm" svg:y2="18.825cm">
            <text:p/>
          </draw:line>
          <draw:line draw:style-name="gr4" draw:text-style-name="P2" draw:layer="layout" svg:x1="11.701cm" svg:y1="17.325cm" svg:x2="14.329cm" svg:y2="17.325cm">
            <text:p/>
          </draw:line>
          <draw:path draw:style-name="gr5" draw:text-style-name="P3" draw:layer="layout" svg:width="1.032cm" svg:height="0.953cm" svg:x="13.39cm" svg:y="15.169cm" svg:viewBox="0 0 1033 954" svg:d="M516 818c33 0 65-4 96-11 31-8 60-19 89-34 28-15 53-33 76-54s43-45 59-71 28-54 37-82c8-29 12-59 12-89s-4-59-12-88c-9-29-21-56-37-82s-36-50-59-71-48-39-76-54c-29-15-58-26-89-34s-63-11-96-11c-32 0-64 3-95 11s-61 19-89 34-54 33-77 54c-22 21-42 45-58 71s-29 53-37 82-12 58-12 88c0 23 2 46 7 68h-150c-3-22-5-45-5-68 0-42 6-83 18-123 11-40 29-79 51-115 23-36 50-70 82-99 32-30 68-55 107-76s81-37 125-48c43-10 88-16 133-16 46 0 90 6 134 16l-19 66 19-66c43 11 85 27 125 48 39 21 75 46 106 76 32 29 60 63 82 99 23 36 40 75 52 115 11 40 18 81 18 123s-7 84-18 124c-12 40-29 79-52 115-22 36-50 69-82 99-31 29-67 55-106 76-40 21-82 36-125 47-44 11-88 16-134 16z">
            <text:p/>
          </draw:path>
          <draw:line draw:style-name="gr6" draw:text-style-name="P2" draw:layer="layout" svg:x1="13.907cm" svg:y1="16.055cm" svg:x2="13.907cm" svg:y2="16.355cm">
            <text:p/>
          </draw:line>
          <draw:custom-shape draw:style-name="gr7" draw:text-style-name="P4" draw:layer="layout" svg:width="0.3cm" svg:height="0.3cm" svg:x="13.703cm" svg:y="16.613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">
          <draw:polygon draw:style-name="gr2" draw:text-style-name="P1" draw:layer="layout" svg:width="4.129cm" svg:height="5.999cm" svg:x="11.55cm" svg:y="15.3cm" svg:viewBox="0 0 4130 6000" draw:points="0,6000 0,0 4130,0 4130,6000">
            <text:p/>
          </draw:polygon>
          <draw:line draw:style-name="gr3" draw:text-style-name="P2" draw:layer="layout" svg:x1="12.301cm" svg:y1="16.425cm" svg:x2="14.929cm" svg:y2="16.425cm">
            <text:p/>
          </draw:line>
          <draw:line draw:style-name="gr4" draw:text-style-name="P2" draw:layer="layout" svg:x1="12.301cm" svg:y1="16.425cm" svg:x2="14.929cm" svg:y2="16.425cm">
            <text:p/>
          </draw:line>
          <draw:line draw:style-name="gr4" draw:text-style-name="P2" draw:layer="layout" svg:x1="12.301cm" svg:y1="17.175cm" svg:x2="14.929cm" svg:y2="17.175cm">
            <text:p/>
          </draw:line>
          <draw:line draw:style-name="gr4" draw:text-style-name="P2" draw:layer="layout" svg:x1="12.301cm" svg:y1="17.925cm" svg:x2="14.929cm" svg:y2="17.925cm">
            <text:p/>
          </draw:line>
          <draw:line draw:style-name="gr4" draw:text-style-name="P2" draw:layer="layout" svg:x1="12.301cm" svg:y1="18.675cm" svg:x2="14.929cm" svg:y2="18.675cm">
            <text:p/>
          </draw:line>
          <draw:line draw:style-name="gr4" draw:text-style-name="P2" draw:layer="layout" svg:x1="12.301cm" svg:y1="19.425cm" svg:x2="14.929cm" svg:y2="19.425cm">
            <text:p/>
          </draw:line>
          <draw:line draw:style-name="gr4" draw:text-style-name="P2" draw:layer="layout" svg:x1="12.301cm" svg:y1="20.175cm" svg:x2="14.929cm" svg:y2="20.175cm">
            <text:p/>
          </draw:line>
          <draw:line draw:style-name="gr4" draw:text-style-name="P2" draw:layer="layout" svg:x1="12.301cm" svg:y1="17.925cm" svg:x2="14.929cm" svg:y2="17.925cm">
            <text:p/>
          </draw:line>
          <draw:polygon draw:style-name="gr2" draw:text-style-name="P1" draw:layer="layout" svg:width="4.129cm" svg:height="5.999cm" svg:x="11.55cm" svg:y="15.3cm" svg:viewBox="0 0 4130 6000" draw:points="0,6000 0,0 4130,0 4130,6000">
            <text:p/>
          </draw:polygon>
          <draw:line draw:style-name="gr4" draw:text-style-name="P2" draw:layer="layout" svg:x1="12.301cm" svg:y1="17.175cm" svg:x2="13.427cm" svg:y2="17.175cm">
            <text:p/>
          </draw:line>
          <draw:line draw:style-name="gr4" draw:text-style-name="P2" draw:layer="layout" svg:x1="12.301cm" svg:y1="17.925cm" svg:x2="14.929cm" svg:y2="17.925cm">
            <text:p/>
          </draw:line>
          <draw:line draw:style-name="gr4" draw:text-style-name="P2" draw:layer="layout" svg:x1="12.301cm" svg:y1="18.675cm" svg:x2="14.929cm" svg:y2="18.675cm">
            <text:p/>
          </draw:line>
          <draw:line draw:style-name="gr4" draw:text-style-name="P2" draw:layer="layout" svg:x1="12.301cm" svg:y1="19.425cm" svg:x2="14.929cm" svg:y2="19.425cm">
            <text:p/>
          </draw:line>
          <draw:line draw:style-name="gr4" draw:text-style-name="P2" draw:layer="layout" svg:x1="12.301cm" svg:y1="17.925cm" svg:x2="14.929cm" svg:y2="17.925cm">
            <text:p/>
          </draw:line>
          <draw:path draw:style-name="gr5" draw:text-style-name="P3" draw:layer="layout" svg:width="1.032cm" svg:height="0.953cm" svg:x="13.99cm" svg:y="15.769cm" svg:viewBox="0 0 1033 954" svg:d="M516 818c33 0 65-4 96-11 31-8 60-19 89-34 28-15 53-33 76-54s43-45 59-71 28-54 37-82c8-29 12-59 12-89s-4-59-12-88c-9-29-21-56-37-82s-36-50-59-71-48-39-76-54c-29-15-58-26-89-34s-63-11-96-11c-32 0-64 3-95 11s-61 19-89 34-54 33-77 54c-22 21-42 45-58 71s-29 53-37 82-12 58-12 88c0 23 2 46 7 68h-150c-3-22-5-45-5-68 0-42 6-83 18-123 11-40 29-79 51-115 23-36 50-70 82-99 32-30 68-55 107-76s81-37 125-48c43-10 88-16 133-16 46 0 90 6 134 16l-19 66 19-66c43 11 85 27 125 48 39 21 75 46 106 76 32 29 60 63 82 99 23 36 40 75 52 115 11 40 18 81 18 123s-7 84-18 124c-12 40-29 79-52 115-22 36-50 69-82 99-31 29-67 55-106 76-40 21-82 36-125 47-44 11-88 16-134 16z">
            <text:p/>
          </draw:path>
          <draw:line draw:style-name="gr6" draw:text-style-name="P2" draw:layer="layout" svg:x1="14.507cm" svg:y1="16.655cm" svg:x2="14.507cm" svg:y2="16.955cm">
            <text:p/>
          </draw:line>
          <draw:custom-shape draw:style-name="gr7" draw:text-style-name="P4" draw:layer="layout" svg:width="0.3cm" svg:height="0.3cm" svg:x="14.303cm" svg:y="17.213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">
          <draw:polygon draw:style-name="gr2" draw:text-style-name="P1" draw:layer="layout" svg:width="4.129cm" svg:height="5.999cm" svg:x="12.15cm" svg:y="15.9cm" svg:viewBox="0 0 4130 6000" draw:points="0,6000 0,0 4130,0 4130,6000">
            <text:p/>
          </draw:polygon>
          <draw:line draw:style-name="gr3" draw:text-style-name="P2" draw:layer="layout" svg:x1="12.901cm" svg:y1="17.025cm" svg:x2="15.529cm" svg:y2="17.025cm">
            <text:p/>
          </draw:line>
          <draw:line draw:style-name="gr4" draw:text-style-name="P2" draw:layer="layout" svg:x1="12.901cm" svg:y1="17.025cm" svg:x2="15.529cm" svg:y2="17.025cm">
            <text:p/>
          </draw:line>
          <draw:line draw:style-name="gr4" draw:text-style-name="P2" draw:layer="layout" svg:x1="12.901cm" svg:y1="17.775cm" svg:x2="15.529cm" svg:y2="17.775cm">
            <text:p/>
          </draw:line>
          <draw:line draw:style-name="gr4" draw:text-style-name="P2" draw:layer="layout" svg:x1="12.901cm" svg:y1="18.525cm" svg:x2="15.529cm" svg:y2="18.525cm">
            <text:p/>
          </draw:line>
          <draw:line draw:style-name="gr4" draw:text-style-name="P2" draw:layer="layout" svg:x1="12.901cm" svg:y1="19.275cm" svg:x2="15.529cm" svg:y2="19.275cm">
            <text:p/>
          </draw:line>
          <draw:line draw:style-name="gr4" draw:text-style-name="P2" draw:layer="layout" svg:x1="12.901cm" svg:y1="20.025cm" svg:x2="15.529cm" svg:y2="20.025cm">
            <text:p/>
          </draw:line>
          <draw:line draw:style-name="gr4" draw:text-style-name="P2" draw:layer="layout" svg:x1="12.901cm" svg:y1="20.775cm" svg:x2="15.529cm" svg:y2="20.775cm">
            <text:p/>
          </draw:line>
          <draw:line draw:style-name="gr4" draw:text-style-name="P2" draw:layer="layout" svg:x1="12.901cm" svg:y1="18.525cm" svg:x2="15.529cm" svg:y2="18.525cm">
            <text:p/>
          </draw:line>
          <draw:polygon draw:style-name="gr2" draw:text-style-name="P1" draw:layer="layout" svg:width="4.129cm" svg:height="5.999cm" svg:x="12.15cm" svg:y="15.9cm" svg:viewBox="0 0 4130 6000" draw:points="0,6000 0,0 4130,0 4130,6000">
            <text:p/>
          </draw:polygon>
          <draw:line draw:style-name="gr4" draw:text-style-name="P2" draw:layer="layout" svg:x1="12.901cm" svg:y1="17.775cm" svg:x2="14.027cm" svg:y2="17.775cm">
            <text:p/>
          </draw:line>
          <draw:line draw:style-name="gr4" draw:text-style-name="P2" draw:layer="layout" svg:x1="12.901cm" svg:y1="18.525cm" svg:x2="15.529cm" svg:y2="18.525cm">
            <text:p/>
          </draw:line>
          <draw:line draw:style-name="gr4" draw:text-style-name="P2" draw:layer="layout" svg:x1="12.901cm" svg:y1="19.275cm" svg:x2="15.529cm" svg:y2="19.275cm">
            <text:p/>
          </draw:line>
          <draw:line draw:style-name="gr4" draw:text-style-name="P2" draw:layer="layout" svg:x1="12.901cm" svg:y1="20.025cm" svg:x2="15.529cm" svg:y2="20.025cm">
            <text:p/>
          </draw:line>
          <draw:line draw:style-name="gr4" draw:text-style-name="P2" draw:layer="layout" svg:x1="12.901cm" svg:y1="18.525cm" svg:x2="15.529cm" svg:y2="18.525cm">
            <text:p/>
          </draw:line>
          <draw:path draw:style-name="gr5" draw:text-style-name="P3" draw:layer="layout" svg:width="1.032cm" svg:height="0.953cm" svg:x="14.59cm" svg:y="16.369cm" svg:viewBox="0 0 1033 954" svg:d="M516 818c33 0 65-4 96-11 31-8 60-19 89-34 28-15 53-33 76-54s43-45 59-71 28-54 37-82c8-29 12-59 12-89s-4-59-12-88c-9-29-21-56-37-82s-36-50-59-71-48-39-76-54c-29-15-58-26-89-34s-63-11-96-11c-32 0-64 3-95 11s-61 19-89 34-54 33-77 54c-22 21-42 45-58 71s-29 53-37 82-12 58-12 88c0 23 2 46 7 68h-150c-3-22-5-45-5-68 0-42 6-83 18-123 11-40 29-79 51-115 23-36 50-70 82-99 32-30 68-55 107-76s81-37 125-48c43-10 88-16 133-16 46 0 90 6 134 16l-19 66 19-66c43 11 85 27 125 48 39 21 75 46 106 76 32 29 60 63 82 99 23 36 40 75 52 115 11 40 18 81 18 123s-7 84-18 124c-12 40-29 79-52 115-22 36-50 69-82 99-31 29-67 55-106 76-40 21-82 36-125 47-44 11-88 16-134 16z">
            <text:p/>
          </draw:path>
          <draw:line draw:style-name="gr6" draw:text-style-name="P2" draw:layer="layout" svg:x1="15.107cm" svg:y1="17.255cm" svg:x2="15.107cm" svg:y2="17.555cm">
            <text:p/>
          </draw:line>
          <draw:custom-shape draw:style-name="gr7" draw:text-style-name="P4" draw:layer="layout" svg:width="0.3cm" svg:height="0.3cm" svg:x="14.903cm" svg:y="17.813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">
          <draw:polygon draw:style-name="gr2" draw:text-style-name="P1" draw:layer="layout" svg:width="4.129cm" svg:height="5.999cm" svg:x="12.75cm" svg:y="16.5cm" svg:viewBox="0 0 4130 6000" draw:points="0,6000 0,0 4130,0 4130,6000">
            <text:p/>
          </draw:polygon>
          <draw:line draw:style-name="gr3" draw:text-style-name="P2" draw:layer="layout" svg:x1="13.501cm" svg:y1="17.625cm" svg:x2="16.129cm" svg:y2="17.625cm">
            <text:p/>
          </draw:line>
          <draw:line draw:style-name="gr4" draw:text-style-name="P2" draw:layer="layout" svg:x1="13.501cm" svg:y1="17.625cm" svg:x2="16.129cm" svg:y2="17.625cm">
            <text:p/>
          </draw:line>
          <draw:line draw:style-name="gr4" draw:text-style-name="P2" draw:layer="layout" svg:x1="13.501cm" svg:y1="18.375cm" svg:x2="16.129cm" svg:y2="18.375cm">
            <text:p/>
          </draw:line>
          <draw:line draw:style-name="gr4" draw:text-style-name="P2" draw:layer="layout" svg:x1="13.501cm" svg:y1="19.125cm" svg:x2="16.129cm" svg:y2="19.125cm">
            <text:p/>
          </draw:line>
          <draw:line draw:style-name="gr4" draw:text-style-name="P2" draw:layer="layout" svg:x1="13.501cm" svg:y1="19.875cm" svg:x2="16.129cm" svg:y2="19.875cm">
            <text:p/>
          </draw:line>
          <draw:line draw:style-name="gr4" draw:text-style-name="P2" draw:layer="layout" svg:x1="13.501cm" svg:y1="20.625cm" svg:x2="16.129cm" svg:y2="20.625cm">
            <text:p/>
          </draw:line>
          <draw:line draw:style-name="gr4" draw:text-style-name="P2" draw:layer="layout" svg:x1="13.501cm" svg:y1="21.375cm" svg:x2="16.129cm" svg:y2="21.375cm">
            <text:p/>
          </draw:line>
          <draw:line draw:style-name="gr4" draw:text-style-name="P2" draw:layer="layout" svg:x1="13.501cm" svg:y1="19.125cm" svg:x2="16.129cm" svg:y2="19.125cm">
            <text:p/>
          </draw:line>
          <draw:polygon draw:style-name="gr2" draw:text-style-name="P1" draw:layer="layout" svg:width="4.129cm" svg:height="5.999cm" svg:x="12.75cm" svg:y="16.5cm" svg:viewBox="0 0 4130 6000" draw:points="0,6000 0,0 4130,0 4130,6000">
            <text:p/>
          </draw:polygon>
          <draw:line draw:style-name="gr4" draw:text-style-name="P2" draw:layer="layout" svg:x1="13.501cm" svg:y1="18.375cm" svg:x2="14.627cm" svg:y2="18.375cm">
            <text:p/>
          </draw:line>
          <draw:line draw:style-name="gr4" draw:text-style-name="P2" draw:layer="layout" svg:x1="13.501cm" svg:y1="19.125cm" svg:x2="16.129cm" svg:y2="19.125cm">
            <text:p/>
          </draw:line>
          <draw:line draw:style-name="gr4" draw:text-style-name="P2" draw:layer="layout" svg:x1="13.501cm" svg:y1="19.875cm" svg:x2="16.129cm" svg:y2="19.875cm">
            <text:p/>
          </draw:line>
          <draw:line draw:style-name="gr4" draw:text-style-name="P2" draw:layer="layout" svg:x1="13.501cm" svg:y1="20.625cm" svg:x2="16.129cm" svg:y2="20.625cm">
            <text:p/>
          </draw:line>
          <draw:line draw:style-name="gr4" draw:text-style-name="P2" draw:layer="layout" svg:x1="13.501cm" svg:y1="19.125cm" svg:x2="16.129cm" svg:y2="19.125cm">
            <text:p/>
          </draw:line>
          <draw:path draw:style-name="gr5" draw:text-style-name="P3" draw:layer="layout" svg:width="1.032cm" svg:height="0.953cm" svg:x="15.19cm" svg:y="16.969cm" svg:viewBox="0 0 1033 954" svg:d="M516 818c33 0 65-4 96-11 31-8 60-19 89-34 28-15 53-33 76-54s43-45 59-71 28-54 37-82c8-29 12-59 12-89s-4-59-12-88c-9-29-21-56-37-82s-36-50-59-71-48-39-76-54c-29-15-58-26-89-34s-63-11-96-11c-32 0-64 3-95 11s-61 19-89 34-54 33-77 54c-22 21-42 45-58 71s-29 53-37 82-12 58-12 88c0 23 2 46 7 68h-150c-3-22-5-45-5-68 0-42 6-83 18-123 11-40 29-79 51-115 23-36 50-70 82-99 32-30 68-55 107-76s81-37 125-48c43-10 88-16 133-16 46 0 90 6 134 16l-19 66 19-66c43 11 85 27 125 48 39 21 75 46 106 76 32 29 60 63 82 99 23 36 40 75 52 115 11 40 18 81 18 123s-7 84-18 124c-12 40-29 79-52 115-22 36-50 69-82 99-31 29-67 55-106 76-40 21-82 36-125 47-44 11-88 16-134 16z">
            <text:p/>
          </draw:path>
          <draw:line draw:style-name="gr6" draw:text-style-name="P2" draw:layer="layout" svg:x1="15.707cm" svg:y1="17.855cm" svg:x2="15.707cm" svg:y2="18.155cm">
            <text:p/>
          </draw:line>
          <draw:custom-shape draw:style-name="gr7" draw:text-style-name="P4" draw:layer="layout" svg:width="0.3cm" svg:height="0.3cm" svg:x="15.503cm" svg:y="18.413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">
          <draw:polygon draw:style-name="gr2" draw:text-style-name="P1" draw:layer="layout" svg:width="4.129cm" svg:height="5.999cm" svg:x="13.35cm" svg:y="17.1cm" svg:viewBox="0 0 4130 6000" draw:points="0,6000 0,0 4130,0 4130,6000">
            <text:p/>
          </draw:polygon>
          <draw:line draw:style-name="gr3" draw:text-style-name="P2" draw:layer="layout" svg:x1="14.101cm" svg:y1="18.225cm" svg:x2="16.729cm" svg:y2="18.225cm">
            <text:p/>
          </draw:line>
          <draw:line draw:style-name="gr4" draw:text-style-name="P2" draw:layer="layout" svg:x1="14.101cm" svg:y1="18.225cm" svg:x2="16.729cm" svg:y2="18.225cm">
            <text:p/>
          </draw:line>
          <draw:line draw:style-name="gr4" draw:text-style-name="P2" draw:layer="layout" svg:x1="14.101cm" svg:y1="18.975cm" svg:x2="16.729cm" svg:y2="18.975cm">
            <text:p/>
          </draw:line>
          <draw:line draw:style-name="gr4" draw:text-style-name="P2" draw:layer="layout" svg:x1="14.101cm" svg:y1="19.725cm" svg:x2="16.729cm" svg:y2="19.725cm">
            <text:p/>
          </draw:line>
          <draw:line draw:style-name="gr4" draw:text-style-name="P2" draw:layer="layout" svg:x1="14.101cm" svg:y1="20.475cm" svg:x2="16.729cm" svg:y2="20.475cm">
            <text:p/>
          </draw:line>
          <draw:line draw:style-name="gr4" draw:text-style-name="P2" draw:layer="layout" svg:x1="14.101cm" svg:y1="21.225cm" svg:x2="16.729cm" svg:y2="21.225cm">
            <text:p/>
          </draw:line>
          <draw:line draw:style-name="gr4" draw:text-style-name="P2" draw:layer="layout" svg:x1="14.101cm" svg:y1="21.975cm" svg:x2="16.729cm" svg:y2="21.975cm">
            <text:p/>
          </draw:line>
          <draw:line draw:style-name="gr4" draw:text-style-name="P2" draw:layer="layout" svg:x1="14.101cm" svg:y1="19.725cm" svg:x2="16.729cm" svg:y2="19.725cm">
            <text:p/>
          </draw:line>
          <draw:polygon draw:style-name="gr2" draw:text-style-name="P1" draw:layer="layout" svg:width="4.129cm" svg:height="5.999cm" svg:x="13.35cm" svg:y="17.1cm" svg:viewBox="0 0 4130 6000" draw:points="0,6000 0,0 4130,0 4130,6000">
            <text:p/>
          </draw:polygon>
          <draw:line draw:style-name="gr4" draw:text-style-name="P2" draw:layer="layout" svg:x1="14.101cm" svg:y1="18.975cm" svg:x2="15.227cm" svg:y2="18.975cm">
            <text:p/>
          </draw:line>
          <draw:line draw:style-name="gr4" draw:text-style-name="P2" draw:layer="layout" svg:x1="14.101cm" svg:y1="19.725cm" svg:x2="16.729cm" svg:y2="19.725cm">
            <text:p/>
          </draw:line>
          <draw:line draw:style-name="gr4" draw:text-style-name="P2" draw:layer="layout" svg:x1="14.101cm" svg:y1="20.475cm" svg:x2="16.729cm" svg:y2="20.475cm">
            <text:p/>
          </draw:line>
          <draw:line draw:style-name="gr4" draw:text-style-name="P2" draw:layer="layout" svg:x1="14.101cm" svg:y1="21.225cm" svg:x2="16.729cm" svg:y2="21.225cm">
            <text:p/>
          </draw:line>
          <draw:line draw:style-name="gr4" draw:text-style-name="P2" draw:layer="layout" svg:x1="14.101cm" svg:y1="19.725cm" svg:x2="16.729cm" svg:y2="19.725cm">
            <text:p/>
          </draw:line>
          <draw:path draw:style-name="gr5" draw:text-style-name="P3" draw:layer="layout" svg:width="1.032cm" svg:height="0.953cm" svg:x="15.79cm" svg:y="17.569cm" svg:viewBox="0 0 1033 954" svg:d="M516 818c33 0 65-4 96-11 31-8 60-19 89-34 28-15 53-33 76-54s43-45 59-71 28-54 37-82c8-29 12-59 12-89s-4-59-12-88c-9-29-21-56-37-82s-36-50-59-71-48-39-76-54c-29-15-58-26-89-34s-63-11-96-11c-32 0-64 3-95 11s-61 19-89 34-54 33-77 54c-22 21-42 45-58 71s-29 53-37 82-12 58-12 88c0 23 2 46 7 68h-150c-3-22-5-45-5-68 0-42 6-83 18-123 11-40 29-79 51-115 23-36 50-70 82-99 32-30 68-55 107-76s81-37 125-48c43-10 88-16 133-16 46 0 90 6 134 16l-19 66 19-66c43 11 85 27 125 48 39 21 75 46 106 76 32 29 60 63 82 99 23 36 40 75 52 115 11 40 18 81 18 123s-7 84-18 124c-12 40-29 79-52 115-22 36-50 69-82 99-31 29-67 55-106 76-40 21-82 36-125 47-44 11-88 16-134 16z">
            <text:p/>
          </draw:path>
          <draw:line draw:style-name="gr6" draw:text-style-name="P2" draw:layer="layout" svg:x1="16.307cm" svg:y1="18.455cm" svg:x2="16.307cm" svg:y2="18.755cm">
            <text:p/>
          </draw:line>
          <draw:custom-shape draw:style-name="gr7" draw:text-style-name="P4" draw:layer="layout" svg:width="0.3cm" svg:height="0.3cm" svg:x="16.103cm" svg:y="19.013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0-15T10:58:33.265000000</meta:creation-date>
    <dc:date>2025-11-20T15:30:59.007000000</dc:date>
    <meta:editing-duration>PT40M25S</meta:editing-duration>
    <meta:editing-cycles>6</meta:editing-cycles>
    <meta:generator>LibreOffice/24.2.4.2$Windows_X86_64 LibreOffice_project/51a6219feb6075d9a4c46691dcfe0cd9c4fff3c2</meta:generator>
    <meta:document-statistic meta:object-count="323"/>
  </office:meta>
</office:document-meta>
</file>